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5b5" officeooo:paragraph-rsid="001255b5"/>
    </style:style>
    <style:style style:name="P2" style:family="paragraph" style:parent-style-name="Standard">
      <style:text-properties officeooo:rsid="001255b5" officeooo:paragraph-rsid="001255b5"/>
    </style:style>
    <style:style style:name="P3" style:family="paragraph" style:parent-style-name="Standard">
      <style:text-properties officeooo:rsid="00149674" officeooo:paragraph-rsid="00149674"/>
    </style:style>
    <style:style style:name="P4" style:family="paragraph" style:parent-style-name="Standard">
      <style:text-properties officeooo:rsid="0015df48" officeooo:paragraph-rsid="0015df48"/>
    </style:style>
    <style:style style:name="P5" style:family="paragraph" style:parent-style-name="Standard">
      <style:text-properties officeooo:rsid="0017952c" officeooo:paragraph-rsid="0017952c"/>
    </style:style>
    <style:style style:name="P6" style:family="paragraph" style:parent-style-name="Standard">
      <style:text-properties style:text-line-through-style="solid" style:text-line-through-type="single" officeooo:rsid="0017952c" officeooo:paragraph-rsid="0017952c"/>
    </style:style>
    <style:style style:name="T1" style:family="text">
      <style:text-properties officeooo:rsid="00129831"/>
    </style:style>
    <style:style style:name="T2" style:family="text">
      <style:text-properties officeooo:rsid="0015a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ut Adapter:</text:p>
      <text:p text:style-name="P4">2 to 4 mm</text:p>
      <text:p text:style-name="P4"/>
      <text:p text:style-name="P5">Part:</text:p>
      <text:p text:style-name="P5">20mm long</text:p>
      <text:p text:style-name="P6">15mm wide</text:p>
      <text:p text:style-name="P5">5mm high</text:p>
      <text:p text:style-name="P5"/>
      <text:p text:style-name="P1"/>
      <text:p text:style-name="P1">Ancho: 35mm – 25.5 = 9.5 / 2 = 4.75</text:p>
      <text:p text:style-name="P1">Largo: 35mm – 24.5 = 10.5 / 2 = 5.25</text:p>
      <text:p text:style-name="P1"/>
      <text:p text:style-name="P1">Lens </text:p>
      <text:p text:style-name="P1">d = 0.75 <text:span text:style-name="T1">c</text:span>m </text:p>
      <text:p text:style-name="P1">r = 0.375 <text:span text:style-name="T1">c</text:span>m</text:p>
      <text:p text:style-name="P1">from top: 1.4 cm</text:p>
      <text:p text:style-name="P1">from side: half</text:p>
      <text:p text:style-name="P1"/>
      <text:p text:style-name="P3">Center</text:p>
      <text:p text:style-name="P3">wide: 9.5mm</text:p>
      <text:p text:style-name="P3">long: 1<text:span text:style-name="T2">8</text:span>.5 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9:12:41.516159160</meta:creation-date>
    <dc:date>2019-04-18T20:23:58.097895159</dc:date>
    <meta:editing-duration>PT1H24S</meta:editing-duration>
    <meta:editing-cycles>6</meta:editing-cycles>
    <meta:generator>LibreOffice/6.1.2.1$Linux_X86_64 LibreOffice_project/65905a128db06ba48db947242809d14d3f9a93fe</meta:generator>
    <meta:document-statistic meta:table-count="0" meta:image-count="0" meta:object-count="0" meta:page-count="1" meta:paragraph-count="16" meta:word-count="53" meta:character-count="213" meta:non-whitespace-character-count="172"/>
  </office:meta>
</office:document-meta>
</file>